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cm" svg:height="3.3cm" svg:x="7.2cm" svg:y="1.1cm">
          <text:p text:style-name="P1"><text:span text:style-name="T1">Tylko jedna przyczy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7.9cm" svg:height="2cm" svg:x="1cm" svg:y="5.7cm">
          <text:p text:style-name="P2"><text:span text:style-name="T1">Stwórz metaprzyczynę.</text:span></text:p>
          <text:p text:style-name="P2"><text:span text:style-name="T1">1 dla korygujących o ile istnieją.</text:span></text:p>
          <text:p text:style-name="P2"><text:span text:style-name="T1">1 dla zapobiegawczych o ile istnieją.</text:span></text:p>
          <text:p text:style-name="P2"><text:span text:style-name="T1">Przyczyna źródłowa: komunikacj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2cm" svg:y1="2.75cm" svg:x2="4.95cm" svg:y2="5.7cm" draw:start-shape="id1" draw:start-glue-point="5" draw:end-shape="id2" draw:end-glue-point="0" svg:d="M7200 2750h-2250v2950" svg:viewBox="0 0 2251 2951">
          <text:p/>
        </draw:connector>
        <draw:frame draw:style-name="gr3" draw:text-style-name="P3" draw:layer="layout" svg:width="2.4cm" svg:height="0.8cm" svg:x="5.8cm" svg:y="2.1cm">
          <draw:text-box>
            <text:p text:style-name="P3"><text:span text:style-name="T1">Nie</text:span></text:p>
          </draw:text-box>
        </draw:frame>
        <draw:custom-shape draw:style-name="gr1" draw:text-style-name="P1" xml:id="id3" draw:id="id3" draw:layer="layout" svg:width="5.4cm" svg:height="3.3cm" svg:x="11.6cm" svg:y="4.8cm">
          <text:p text:style-name="P1"><text:span text:style-name="T1">Tylko jeden typ zadań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2.6cm" svg:y1="2.75cm" svg:x2="14.3cm" svg:y2="4.8cm" draw:start-shape="id1" draw:start-glue-point="7" draw:end-shape="id3" svg:d="M12600 2750h1700v2050" svg:viewBox="0 0 1701 2051">
          <text:p/>
        </draw:connector>
        <draw:custom-shape draw:style-name="gr1" draw:text-style-name="P1" xml:id="id4" draw:id="id4" draw:layer="layout" svg:width="5.2cm" svg:height="1.5cm" svg:x="7.9cm" svg:y="9.7cm">
          <text:p text:style-name="P1"><text:span text:style-name="T1">Zmień „zapobiegawcze”</text:span></text:p>
          <text:p text:style-name="P1"><text:span text:style-name="T1"><text:s/></text:span><text:span text:style-name="T1">na korygują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6cm" svg:y1="6.45cm" svg:x2="10.5cm" svg:y2="9.7cm" draw:start-shape="id3" draw:start-glue-point="5" draw:end-shape="id4" draw:end-glue-point="0" svg:d="M11600 6450h-1100v3250" svg:viewBox="0 0 1101 3251">
          <text:p/>
        </draw:connector>
        <draw:custom-shape draw:style-name="gr1" draw:text-style-name="P1" xml:id="id5" draw:id="id5" draw:layer="layout" svg:width="4.6cm" svg:height="1.8cm" svg:x="15.4cm" svg:y="9.5cm">
          <text:p text:style-name="P2"><text:span text:style-name="T1">Przypisz zadania</text:span></text:p>
          <text:p text:style-name="P2"><text:span text:style-name="T1"><text:s/></text:span><text:span text:style-name="T1">do przyczyny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cm" svg:y1="6.45cm" svg:x2="17.7cm" svg:y2="9.5cm" draw:start-shape="id3" draw:start-glue-point="7" draw:end-shape="id5" draw:end-glue-point="0" svg:d="M17000 6450h700v3050" svg:viewBox="0 0 701 3051">
          <text:p/>
        </draw:connector>
        <draw:frame draw:style-name="gr4" draw:text-style-name="P3" draw:layer="layout" svg:width="1.158cm" svg:height="0.729cm" svg:x="13cm" svg:y="2.1cm">
          <draw:text-box>
            <text:p><text:span text:style-name="T1">Tak</text:span></text:p>
          </draw:text-box>
        </draw:frame>
        <draw:frame draw:style-name="gr4" draw:text-style-name="P3" draw:layer="layout" svg:width="1.158cm" svg:height="0.729cm" svg:x="16.7cm" svg:y="5.9cm">
          <draw:text-box>
            <text:p><text:span text:style-name="T1">Tak</text:span></text:p>
          </draw:text-box>
        </draw:frame>
        <draw:frame draw:style-name="gr3" draw:text-style-name="P3" draw:layer="layout" svg:width="2.4cm" svg:height="0.8cm" svg:x="10.5cm" svg:y="5.8cm">
          <draw:text-box>
            <text:p text:style-name="P3"><text:span text:style-name="T1">Nie</text:span></text:p>
          </draw:text-box>
        </draw:frame>
        <draw:connector draw:style-name="gr2" draw:text-style-name="P2" draw:layer="layout" svg:x1="13.1cm" svg:y1="10.45cm" svg:x2="15.4cm" svg:y2="10.4cm" draw:start-shape="id4" draw:start-glue-point="1" draw:end-shape="id5" svg:d="M13100 10450h1150v-50h1150" svg:viewBox="0 0 23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09:25:44.756476546</meta:creation-date>
    <dc:date>2015-11-11T09:31:18.107384355</dc:date>
    <meta:editing-duration>P0D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